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15%"/>
      <style:text-properties style:font-name="Times New Roman" officeooo:rsid="001ccee8" officeooo:paragraph-rsid="001f5dee"/>
    </style:style>
    <style:style style:name="P2" style:family="paragraph" style:parent-style-name="Standard">
      <style:paragraph-properties fo:line-height="115%"/>
      <style:text-properties style:font-name="Times New Roman" officeooo:rsid="001ccee8" officeooo:paragraph-rsid="001fb8ce"/>
    </style:style>
    <style:style style:name="P3" style:family="paragraph" style:parent-style-name="Standard">
      <style:paragraph-properties fo:line-height="115%"/>
      <style:text-properties style:font-name="Times New Roman" officeooo:rsid="001ccee8" officeooo:paragraph-rsid="0023cdaf"/>
    </style:style>
    <style:style style:name="T1" style:family="text">
      <style:text-properties officeooo:rsid="001e0d69"/>
    </style:style>
    <style:style style:name="T2" style:family="text">
      <style:text-properties officeooo:rsid="001e305f"/>
    </style:style>
    <style:style style:name="T3" style:family="text">
      <style:text-properties officeooo:rsid="001f5dee"/>
    </style:style>
    <style:style style:name="T4" style:family="text">
      <style:text-properties officeooo:rsid="001f6695"/>
    </style:style>
    <style:style style:name="T5" style:family="text">
      <style:text-properties officeooo:rsid="001fb8ce"/>
    </style:style>
    <style:style style:name="T6" style:family="text">
      <style:text-properties officeooo:rsid="00217394"/>
    </style:style>
    <style:style style:name="T7" style:family="text">
      <style:text-properties officeooo:rsid="00229baf"/>
    </style:style>
    <style:style style:name="T8" style:family="text">
      <style:text-properties officeooo:rsid="0022ce55"/>
    </style:style>
    <style:style style:name="T9" style:family="text">
      <style:text-properties officeooo:rsid="00238d57"/>
    </style:style>
    <style:style style:name="T10" style:family="text">
      <style:text-properties officeooo:rsid="0023cd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o control access to a cloud network I would use SSH connection<text:span text:style-name="T1">s</text:span> in the cloud network. <text:span text:style-name="T2">I would use this type of connection because they are easier to set up, easier to maintain, and less prone to hacking than other types of logins. </text:span>I<text:span text:style-name="T1">n project 1 I controlled access to a cloud network by </text:span>allow<text:span text:style-name="T1">ing</text:span> only <text:span text:style-name="T1">an </text:span>SSH connection to a jump-box provisioner from a specific IP. In order for that configuration to work I had to deny any other connection to that jump-box other than my machine’s IP and SSH key. I did that by configuring a network security group rule that allowed port 22 to be open on the jump-box to the public IP of my host machine. On the back end of that network I had three web servers that could only be accessed by a<text:span text:style-name="T1">n</text:span> <text:span text:style-name="T1">ansible</text:span> container. <text:span text:style-name="T1">That container</text:span> was located on the jump-box. <text:span text:style-name="T1">The only way to connect to the back-end web server was through the ansible container’s SSH key. The ability to control access to the back-end web server is important because you do not want unauthorized persons having access to server files. </text:span><text:span text:style-name="T2">The only way for a person to access files that they shouldn’t have access to is for them to spoof my IP address, spoof my SSH key, know to find the ansible container on the jump-box, and know to use the container to access the web servers. <text:s/></text:span></text:p>
      <text:p text:style-name="P1"><text:span text:style-name="T3"><text:tab/>In project 1 I had to set up 2 virtual networks. One was red team net and it was controlled with the red team security group, the second was ELK net which was controlled by ELK network security group. <text:s/>In the red team network security group I allowed port 22 to be </text:span><text:span text:style-name="T5">externally </text:span><text:span text:style-name="T3">open only to my jump box from my host machine’s </text:span><text:span text:style-name="T4">public</text:span><text:span text:style-name="T3"> IP. </text:span><text:span text:style-name="T4">This stopped any other </text:span><text:span text:style-name="T5">external </text:span><text:span text:style-name="T4">machine from being able to access my jump-box provisoner. </text:span><text:span text:style-name="T3">I allowed port 22 to be open to all other </text:span><text:span text:style-name="T5">internal </text:span><text:span text:style-name="T3">VMs but only from my jump-box. </text:span><text:span text:style-name="T4">In the ELK network security group for SSH connections I only allow</text:span><text:span text:style-name="T5">ed</text:span><text:span text:style-name="T4"> my jump-box provisioner to access the ELK stack via port 22. All machines in both networks can only be accessed through the jump-box’s ansible container’s SSH key. These restrictions were necessary for project 1 because it created ease of access for authorized users and is secure. Ease of access is important because authorized users will have to access the networks fairly often. </text:span></text:p>
      <text:p text:style-name="P1"><text:tab/><text:span text:style-name="T6">To control access to my could network in project 1 I set several rules for each of my network security groups found on the network. The rules I set in each NSG are mostly to allow SSH connection from my jump-box to the internal virtual network. Those rules for red team network security group were allow port 22 to the IP of the jump-box from port 22 of the public IP of my host machine. The second rule was allow port 22 of jump-box provisioner IP to all internal V</text:span><text:span text:style-name="T8">M</text:span><text:span text:style-name="T6">s. The rules I set for ELF net were allow port 22 from jump-box provis</text:span><text:span text:style-name="T7">i</text:span><text:span text:style-name="T6">oner t</text:span><text:span text:style-name="T7">o the ELK server. In order for these rules to work I had to deny all other traffic, the third rule is deny all external traffic. Rule number 4 is allow all traffic from any VM to any other VM on any port. Access to the jump-box works on the premise that I gave the jump-box my SSH key when I set it up. After it is set up I allowed my host machine IP into the network via my NSG via port 22 and that completes the accessibility for the jump-box. To log into the jump-box, I used ssh </text:span><text:a xlink:type="simple" xlink:href="mailto:username@publicipofjumpbox" text:style-name="Internet_20_link" text:visited-style-name="Visited_20_Internet_20_Link"><text:span text:style-name="T7">username@publicipofjumpbox</text:span></text:a><text:span text:style-name="T7"> and it prompts me for my SSH password. When the password is correct it logs me into the jump-box. </text:span><text:span text:style-name="T8">Access t</text:span><text:span text:style-name="T10">o</text:span><text:span text:style-name="T8"> the web/ELK servers via the jump-box work in essentially the same method as above, however you have to access the ansible container first. </text:span></text:p>
      <text:p text:style-name="P3"><text:tab/><text:span text:style-name="T8">Advantages of using SSH connections are ease of availability(a single SSH key can give you access to the whole network,) security(as long as the device the SSH is secure you can guarantee the integrity of the network,) confidentiality( because of the availability of the data on the web server is hidden behind SSH authorizations and IP lockouts the confidentially of web server data is secure,) </text:span><text:span text:style-name="T10">and scalability.</text:span><text:span text:style-name="T8"> </text:span><text:span text:style-name="T9">Disa</text:span><text:span text:style-name="T8">dvantages of using SSH connections are </text:span><text:span text:style-name="T10">if a host machine is compromised the whole network is compromised assuming that the bad actor can spoof the original IP or the IP is static. <tex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5T20:42:56.805000000</meta:creation-date>
    <dc:date>2021-11-25T22:28:43.251000000</dc:date>
    <meta:editing-duration>PT6M23S</meta:editing-duration>
    <meta:editing-cycles>2</meta:editing-cycles>
    <meta:generator>LibreOffice/7.2.2.2$Windows_X86_64 LibreOffice_project/02b2acce88a210515b4a5bb2e46cbfb63fe97d56</meta:generator>
    <meta:document-statistic meta:table-count="0" meta:image-count="0" meta:object-count="0" meta:page-count="1" meta:paragraph-count="4" meta:word-count="754" meta:character-count="4135" meta:non-whitespace-character-count="3374"/>
  </office:meta>
</office:document-meta>
</file>